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fo:background-color="#e8ee88" anx:BungeniSectionType="NumberedContainer" anx:__BungeniMetaEditable="false" anx:BungeniSectionID="xFwIohvCRJ+WAEJV6JM34g" anx:BungeniSectionUUID="71af8b2d-edd9-4618-86d1-e369b06388c7" anx:BungeniSectionVisibility="system" style:editable="false">
        <style:columns fo:column-count="1" fo:column-gap="0in"/>
        <style:background-image/>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316156648">
          <text:insertion>
            <office:change-info>
              <dc:creator>Epanisitos Akaranga</dc:creator>
              <dc:date>2010-07-27T13:36:00</dc:date>
            </office:change-info>
          </text:insertion>
        </text:changed-region>
        <text:changed-region text:id="ct-1428761020">
          <text:deletion>
            <office:change-info>
              <dc:creator>Epanisitos Akaranga</dc:creator>
              <dc:date>2010-07-27T13:38:00</dc:date>
            </office:change-info>
            <text:p text:style-name="Standard">(3) The authority or organisation may deviate from the provision laid down in subsection (1) if there are special reasons for doing so and shall, in such case, state the reason for doing so.</text:p>
          </text:deletion>
        </text:changed-region>
        <text:changed-region text:id="ct-1428760348">
          <text:deletion>
            <office:change-info>
              <dc:creator>Epanisitos Akaranga</dc:creator>
              <dc:date>2010-07-27T13:38:00</dc:date>
            </office:change-info>
            <text:p text:style-name="Standard">(3) The reports from the institutions and enterprises mentioned in subsection (1) shall be submitted to the Minister responsible for the body or institution concerned.</text:p>
            <text:p text:style-name="Standard"/>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purposes.<text:change-start text:change-id="ct-1316156648"/> Equal opportunites forms the basis of making the existing rights more focused on human and social rights in the context of the present laws.<text:change-end text:change-id="ct-1316156648"/></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text:soft-page-break/>(iii) the failure to identify and take reasonable measures to remove any barriers to the full enjoyment of access to opportunities by person;</text:p>
            <text:p text:style-name="Standard"/>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text:change text:change-id="ct-1428761020"/></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text:change text:change-id="ct-1428760348"/></text:p>
          </text:section>
          <text:p text:style-name="Standard"><text:soft-page-break/></text:p>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21</meta:editing-cycles>
    <meta:editing-duration>PT01H03M46S</meta:editing-duration>
    <meta:initial-creator>Ashok Hariharan</meta:initial-creator>
    <dc:date>2010-07-27T13:38:24</dc:date>
    <dc:creator>Epanisitos Akaranga</dc:creator>
    <meta:document-statistic meta:table-count="0" meta:image-count="0" meta:object-count="0" meta:page-count="5" meta:paragraph-count="79" meta:word-count="1539" meta:character-count="9640"/>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Epanisitos Akaranga</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